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42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6.51cm"/>
    </style:style>
    <style:style style:name="co13" style:family="table-column">
      <style:table-column-properties fo:break-before="auto" style:column-width="6.399cm"/>
    </style:style>
    <style:style style:name="co14" style:family="table-column">
      <style:table-column-properties fo:break-before="auto" style:column-width="3.27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細明體" style:font-name-asian="細明體1" style:font-name-complex="細明體1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2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3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3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得意的一天</text:p>
          </table:table-cell>
          <table:table-cell table:style-name="ce5" office:value-type="string" calcext:value-type="string">
            <text:p>不飽和葵花油</text:p>
          </table:table-cell>
          <table:table-cell table:style-name="ce2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3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義美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台糖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日清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奧利塔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福壽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統一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泰山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table:style-name="ce11" office:value-type="string" calcext:value-type="string">
            <text:p>名詞</text:p>
          </table:table-cell>
          <table:table-cell table:style-name="ce11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發煙點</text:p>
          </table:table-cell>
          <table:table-cell table:style-name="ce11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傳統壓榨</text:p>
          </table:table-cell>
          <table:table-cell table:style-name="ce11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冷壓榨油</text:p>
          </table:table-cell>
          <table:table-cell table:style-name="ce11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溶劑萃取</text:p>
          </table:table-cell>
          <table:table-cell table:style-name="ce11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炸油法</text:p>
          </table:table-cell>
          <table:table-cell table:style-name="ce11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蒸煮法</text:p>
          </table:table-cell>
          <table:table-cell table:style-name="ce11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容量選擇</text:p>
          </table:table-cell>
          <table:table-cell table:style-name="ce11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飽和脂肪酸</text:p>
          </table:table-cell>
          <table:table-cell table:style-name="ce11" office:value-type="string" calcext:value-type="string">
            <text:p>油質最穩定最耐熱，較適合高溫烹調，常溫會呈現半固態，容易堆積造成心血管疾病，不輕易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單元不飽和脂肪酸(Omega-9)</text:p>
          </table:table-cell>
          <table:table-cell table:style-name="ce11" office:value-type="string" calcext:value-type="string">
            <text:p>降膽固醇、較不易氧化產生自由基，適合涼拌和熟食拌油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3)</text:p>
          </table:table-cell>
          <table:table-cell table:style-name="ce11" office:value-type="string" calcext:value-type="string">
            <text:p>次亞麻油酸，人體不會自然合成，深海魚類、魚油、亞麻仁油、紫蘇油、藻類，可用於一般的煎炒料理。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6)</text:p>
          </table:table-cell>
          <table:table-cell table:style-name="ce11" office:value-type="string" calcext:value-type="string">
            <text:p>亞麻油酸，人體不會自然合成，堅果、肉類、葡萄籽，可用於一般的煎炒料理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每日脂肪酸攝取比例</text:p>
          </table:table-cell>
          <table:table-cell office:value-type="string" calcext:value-type="string">
            <text:p>台灣衛生福利部國民健康署建議：每日脂肪酸攝取比例為【飽和：不飽和=1:2】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28"/>
        <table:table-column table:style-name="co5" table:number-columns-repeated="4" table:default-cell-style-name="ce28"/>
        <table:table-column table:style-name="co4" table:number-columns-repeated="1011" table:default-cell-style-name="ce1"/>
        <table:table-row table:style-name="ro1"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中文名稱</text:p>
          </table:table-cell>
          <table:table-cell table:style-name="ce11" office:value-type="string" calcext:value-type="string">
            <text:p>英文名稱</text:p>
          </table:table-cell>
          <table:table-cell table:style-name="ce11" office:value-type="string" calcext:value-type="string">
            <text:p>細分類</text:p>
          </table:table-cell>
          <table:table-cell table:style-name="ce7" office:value-type="string" calcext:value-type="string">
            <text:p>台灣常見</text:p>
          </table:table-cell>
          <table:table-cell table:style-name="ce11" office:value-type="string" calcext:value-type="string">
            <text:p>備註</text:p>
          </table:table-cell>
          <table:table-cell table:style-name="ce7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  <table:table-cell table:style-name="ce26" office:value-type="string" calcext:value-type="string">
            <text:p>飽和脂肪酸</text:p>
          </table:table-cell>
          <table:table-cell table:style-name="ce26" office:value-type="string" calcext:value-type="string">
            <text:p>單元不飽和脂肪酸(Omega-9)</text:p>
          </table:table-cell>
          <table:table-cell table:style-name="ce26" office:value-type="string" calcext:value-type="string">
            <text:p>多元不飽和脂肪酸</text:p>
          </table:table-cell>
          <table:table-cell table:style-name="ce26" office:value-type="string" calcext:value-type="string">
            <text:p>多元不飽和脂肪酸(Omega-3)</text:p>
          </table:table-cell>
          <table:table-cell table:style-name="ce26" office:value-type="string" calcext:value-type="string">
            <text:p>多元不飽和脂肪酸(Omega-6)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酪梨油</text:p>
          </table:table-cell>
          <table:table-cell table:style-name="ce11" office:value-type="string" calcext:value-type="string">
            <text:p>Avocado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35" office:value-type="float" office:value="11.6" calcext:value-type="float">
            <text:p>11.6</text:p>
          </table:table-cell>
          <table:table-cell table:style-name="ce36" office:value-type="float" office:value="70.6" calcext:value-type="float">
            <text:p>70.6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2.5" calcext:value-type="float">
            <text:p>12.5</text:p>
          </table:table-cell>
          <table:table-cell table:formula="of:=[.I2]+[.J2]+[.L2]+[.M2]" office:value-type="float" office:value="95.7" calcext:value-type="float">
            <text:p>95.7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芥花籽油</text:p>
          </table:table-cell>
          <table:table-cell table:style-name="ce11" office:value-type="string" calcext:value-type="string">
            <text:p>Canola oil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為油菜籽油的一種(低芥酸 &lt;5%)，特稱芥花籽油</text:p>
          </table:table-cell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35" office:value-type="float" office:value="7.4" calcext:value-type="float">
            <text:p>7.4</text:p>
          </table:table-cell>
          <table:table-cell table:style-name="ce32" office:value-type="float" office:value="63.3" calcext:value-type="float">
            <text:p>63.3</text:p>
          </table:table-cell>
          <table:table-cell table:style-name="ce37" office:value-type="float" office:value="28.1" calcext:value-type="float">
            <text:p>28.1</text:p>
          </table:table-cell>
          <table:table-cell table:style-name="ce35" office:value-type="float" office:value="9.1" calcext:value-type="float">
            <text:p>9.1</text:p>
          </table:table-cell>
          <table:table-cell table:style-name="ce27" office:value-type="float" office:value="18.6" calcext:value-type="float">
            <text:p>18.6</text:p>
          </table:table-cell>
          <table:table-cell table:formula="of:=[.I3]+[.J3]+[.L3]+[.M3]" office:value-type="float" office:value="98.4" calcext:value-type="float">
            <text:p>98.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椰子油</text:p>
          </table:table-cell>
          <table:table-cell table:style-name="ce11" office:value-type="string" calcext:value-type="string">
            <text:p>Coconut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82.5" calcext:value-type="float">
            <text:p>82.5</text:p>
          </table:table-cell>
          <table:table-cell table:style-name="ce35" office:value-type="float" office:value="6.3" calcext:value-type="float">
            <text:p>6.3</text:p>
          </table:table-cell>
          <table:table-cell table:style-name="ce35" office:value-type="float" office:value="1.7" calcext:value-type="float">
            <text:p>1.7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formula="of:=[.I4]+[.J4]+[.L4]+[.M4]" office:value-type="float" office:value="90.8" calcext:value-type="float">
            <text:p>90.8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玉米胚芽油</text:p>
          </table:table-cell>
          <table:table-cell table:style-name="ce11" office:value-type="string" calcext:value-type="string">
            <text:p>Corn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27.6" calcext:value-type="float">
            <text:p>27.6</text:p>
          </table:table-cell>
          <table:table-cell table:style-name="ce36" office:value-type="float" office:value="54.7" calcext:value-type="float">
            <text:p>54.7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57" calcext:value-type="float">
            <text:p>57</text:p>
          </table:table-cell>
          <table:table-cell table:formula="of:=[.I5]+[.J5]+[.L5]+[.M5]" office:value-type="float" office:value="98.5" calcext:value-type="float">
            <text:p>98.5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棉籽油</text:p>
          </table:table-cell>
          <table:table-cell table:style-name="ce11" office:value-type="string" calcext:value-type="string">
            <text:p>Cotton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35" office:value-type="float" office:value="25.9" calcext:value-type="float">
            <text:p>25.9</text:p>
          </table:table-cell>
          <table:table-cell table:style-name="ce35" office:value-type="float" office:value="17.8" calcext:value-type="float">
            <text:p>17.8</text:p>
          </table:table-cell>
          <table:table-cell table:style-name="ce36" office:value-type="float" office:value="51.9" calcext:value-type="float">
            <text:p>51.9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formula="of:=[.I6]+[.J6]+[.L6]+[.M6]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亞麻籽油</text:p>
          </table:table-cell>
          <table:table-cell table:style-name="ce11" office:value-type="string" calcext:value-type="string">
            <text:p>Flax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X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8.4" calcext:value-type="float">
            <text:p>18.4</text:p>
          </table:table-cell>
          <table:table-cell table:style-name="ce36" office:value-type="float" office:value="67.8" calcext:value-type="float">
            <text:p>67.8</text:p>
          </table:table-cell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6" calcext:value-type="float">
            <text:p>16</text:p>
          </table:table-cell>
          <table:table-cell table:formula="of:=[.I7]+[.J7]+[.L7]+[.M7]" office:value-type="float" office:value="100.4" calcext:value-type="float">
            <text:p>100.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麻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36" office:value-type="float" office:value="82" calcext:value-type="float">
            <text:p>82</text:p>
          </table:table-cell>
          <table:table-cell table:style-name="ce35"/>
          <table:table-cell table:style-name="ce27"/>
          <table:table-cell table:formula="of:=[.I8]+[.J8]+[.L8]+[.M8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初榨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品質較高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35" office:value-type="float" office:value="13.8" calcext:value-type="float">
            <text:p>13.8</text:p>
          </table:table-cell>
          <table:table-cell table:style-name="ce32" office:value-type="float" office:value="73" calcext:value-type="float">
            <text:p>73</text:p>
          </table:table-cell>
          <table:table-cell table:style-name="ce37" office:value-type="float" office:value="10.5" calcext:value-type="float">
            <text:p>10.5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9]+[.J9]+[.L9]+[.M9]" office:value-type="float" office:value="96.8" calcext:value-type="float">
            <text:p>96.8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棕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49.3" calcext:value-type="float">
            <text:p>49.3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9.3" calcext:value-type="float">
            <text:p>9.3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formula="of:=[.I10]+[.J10]+[.L10]+[.M10]" office:value-type="float" office:value="96.3" calcext:value-type="float">
            <text:p>96.3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花生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35" office:value-type="float" office:value="20.3" calcext:value-type="float">
            <text:p>20.3</text:p>
          </table:table-cell>
          <table:table-cell table:style-name="ce36" office:value-type="float" office:value="48.1" calcext:value-type="float">
            <text:p>48.1</text:p>
          </table:table-cell>
          <table:table-cell table:style-name="ce35" office:value-type="float" office:value="31.5" calcext:value-type="float">
            <text:p>31.5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33" calcext:value-type="float">
            <text:p>33</text:p>
          </table:table-cell>
          <table:table-cell table:formula="of:=[.I11]+[.J11]+[.L11]+[.M11]" office:value-type="float" office:value="101.4" calcext:value-type="float">
            <text:p>101.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紅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35" office:value-type="float" office:value="7.5" calcext:value-type="float">
            <text:p>7.5</text:p>
          </table:table-cell>
          <table:table-cell table:style-name="ce36" office:value-type="float" office:value="75.2" calcext:value-type="float">
            <text:p>75.2</text:p>
          </table:table-cell>
          <table:table-cell table:style-name="ce35" office:value-type="float" office:value="12.8" calcext:value-type="float">
            <text:p>12.8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formula="of:=[.I12]+[.J12]+[.L12]+[.M12]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豆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22.8" calcext:value-type="float">
            <text:p>22.8</text:p>
          </table:table-cell>
          <table:table-cell table:style-name="ce36" office:value-type="float" office:value="57.7" calcext:value-type="float">
            <text:p>57.7</text:p>
          </table:table-cell>
          <table:table-cell table:style-name="ce35" office:value-type="float" office:value="8" calcext:value-type="float">
            <text:p>8</text:p>
          </table:table-cell>
          <table:table-cell table:style-name="ce36" office:value-type="float" office:value="54" calcext:value-type="float">
            <text:p>54</text:p>
          </table:table-cell>
          <table:table-cell table:formula="of:=[.I13]+[.J13]+[.L13]+[.M13]" office:value-type="float" office:value="100.4" calcext:value-type="float">
            <text:p>100.4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葵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35" office:value-type="float" office:value="10.1" calcext:value-type="float">
            <text:p>10.1</text:p>
          </table:table-cell>
          <table:table-cell table:style-name="ce36" office:value-type="float" office:value="45.4" calcext:value-type="float">
            <text:p>45.4</text:p>
          </table:table-cell>
          <table:table-cell table:style-name="ce35" office:value-type="float" office:value="40.1" calcext:value-type="float">
            <text:p>40.1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71" calcext:value-type="float">
            <text:p>71</text:p>
          </table:table-cell>
          <table:table-cell table:formula="of:=[.I14]+[.J14]+[.L14]+[.M14]" office:value-type="float" office:value="127.5" calcext:value-type="float">
            <text:p>127.5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苦茶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茶油，油茶樹果實種籽</text:p>
          </table:table-cell>
          <table:table-cell table:style-name="ce7"/>
          <table:table-cell table:style-name="ce29" office:value-type="string" calcext:value-type="string">
            <text:p>O</text:p>
          </table:table-cell>
          <table:table-cell table:style-name="ce35"/>
          <table:table-cell table:style-name="ce37" office:value-type="string" calcext:value-type="string">
            <text:p>V</text:p>
          </table:table-cell>
          <table:table-cell table:style-name="ce37"/>
          <table:table-cell table:style-name="ce35"/>
          <table:table-cell table:style-name="ce27"/>
          <table:table-cell table:formula="of:=[.I15]+[.J15]+[.L15]+[.M15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茶葉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29" office:value-type="string" calcext:value-type="string">
            <text:p>O</text:p>
          </table:table-cell>
          <table:table-cell table:style-name="ce27"/>
          <table:table-cell table:style-name="ce37" office:value-type="string" calcext:value-type="string">
            <text:p>V</text:p>
          </table:table-cell>
          <table:table-cell table:style-name="ce37"/>
          <table:table-cell table:style-name="ce27" table:number-columns-repeated="2"/>
          <table:table-cell table:formula="of:=[.I16]+[.J16]+[.L16]+[.M16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芝麻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麻油或胡麻油，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14.2" calcext:value-type="float">
            <text:p>14.2</text:p>
          </table:table-cell>
          <table:table-cell table:style-name="ce27" office:value-type="float" office:value="39.7" calcext:value-type="float">
            <text:p>39.7</text:p>
          </table:table-cell>
          <table:table-cell table:style-name="ce36" office:value-type="float" office:value="41.7" calcext:value-type="float">
            <text:p>41.7</text:p>
          </table:table-cell>
          <table:table-cell table:number-columns-repeated="2" table:style-name="ce27" office:value-type="string" calcext:value-type="string">
            <text:p>V</text:p>
          </table:table-cell>
          <table:table-cell table:formula="of:=[.I17]+[.J17]+[.L17]+[.M17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葡萄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27" table:number-columns-repeated="5"/>
          <table:table-cell table:formula="of:=[.I18]+[.J18]+[.L18]+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小麥胚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formula="of:=[.I19]+[.J19]+[.L19]+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米糠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table:number-columns-repeated="5"/>
          <table:table-cell table:formula="of:=[.I20]+[.J20]+[.L20]+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印加果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5"/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5"/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玄米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5"/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紫蘇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5"/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豬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43" calcext:value-type="float">
            <text:p>43</text:p>
          </table:table-cell>
          <table:table-cell table:style-name="ce27" office:value-type="float" office:value="47" calcext:value-type="float">
            <text:p>47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25]+[.J25]+[.L25]+[.M25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33" office:value-type="float" office:value="73" calcext:value-type="float">
            <text:p>73</text:p>
          </table:table-cell>
          <table:table-cell table:style-name="ce27" office:value-type="float" office:value="24" calcext:value-type="float">
            <text:p>24</text:p>
          </table:table-cell>
          <table:table-cell table:style-name="ce27"/>
          <table:table-cell table:style-name="ce27" office:value-type="string" calcext:value-type="string">
            <text:p>SUM=3</text:p>
          </table:table-cell>
          <table:table-cell table:style-name="ce27"/>
          <table:table-cell table:formula="of:=[.I26]+[.J26]+[.L26]+[.M26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羊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formula="of:=[.I27]+[.J27]+[.L27]+[.M2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雞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33" office:value-type="string" calcext:value-type="string">
            <text:p>V</text:p>
          </table:table-cell>
          <table:table-cell table:style-name="ce27" table:number-columns-repeated="4"/>
          <table:table-cell table:formula="of:=[.I28]+[.J28]+[.L28]+[.M28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鴨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formula="of:=[.I29]+[.J29]+[.L29]+[.M2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鵝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formula="of:=[.I30]+[.J30]+[.L30]+[.M3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牛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68" calcext:value-type="float">
            <text:p>68</text:p>
          </table:table-cell>
          <table:table-cell table:style-name="ce27" office:value-type="float" office:value="28" calcext:value-type="float">
            <text:p>28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formula="of:=[.I31]+[.J31]+[.L31]+[.M31]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肝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3"/>
          <table:table-cell table:style-name="ce9" office:value-type="string" calcext:value-type="string">
            <text:p>O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ce11" office:value-type="string" calcext:value-type="string">
            <text:p>調和油</text:p>
          </table:table-cell>
          <table:table-cell table:style-name="ce11" table:number-columns-repeated="3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5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烹調方式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中火：約163℃；大火：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/>
          <table:table-cell office:value-type="string" calcext:value-type="string">
            <text:p>49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3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3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/>
          <table:table-cell office:value-type="string" calcext:value-type="string">
            <text:p>約100℃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相關資訊" table:style-name="ta3">
        <office:forms form:automatic-focus="false" form:apply-design-mode="false"/>
        <table:table-column table:style-name="co14" table:default-cell-style-name="Default"/>
        <table:table-row table:style-name="ro1">
          <table:table-cell office:value-type="string" calcext:value-type="string">
            <text:p>台灣植物油公會</text:p>
          </table:table-cell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00/00/00</text:date>, <text:time style:data-style-name="N2" text:time-value="21:07:23.58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03T09:51:18.073000000</dc:date>
    <meta:editing-cycles>58</meta:editing-cycles>
    <meta:editing-duration>PT18H42M42S</meta:editing-duration>
    <meta:document-statistic meta:table-count="5" meta:cell-count="376" meta:object-count="0"/>
  </office:meta>
</office:document-meta>
</file>